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014in" style:rel-column-width="9805*"/>
    </style:style>
    <style:style style:name="Table1.B" style:family="table-column">
      <style:table-column-properties style:column-width="1.25in" style:rel-column-width="12239*"/>
    </style:style>
    <style:style style:name="Table1.C" style:family="table-column">
      <style:table-column-properties style:column-width="2.2507in" style:rel-column-width="22037*"/>
    </style:style>
    <style:style style:name="Table1.D" style:family="table-column">
      <style:table-column-properties style:column-width="2.191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8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2.6951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0" style:family="table-row">
      <style:table-row-properties style:min-row-height="0.7604in"/>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4d0d2" officeooo:paragraph-rsid="0004d0d2" style:font-size-asian="10pt" style:font-style-asian="normal" style:font-weight-asian="bold" style:font-size-complex="10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4d0d2" officeooo:paragraph-rsid="00355903" style:font-size-asian="10pt" style:font-style-asian="normal" style:font-weight-asian="bold" style:font-size-complex="10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6f9e0" officeooo:paragraph-rsid="0036f9e0"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8dd4" officeooo:paragraph-rsid="00068dd4"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dc13" officeooo:paragraph-rsid="0006dc13"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8c9e1" officeooo:paragraph-rsid="0008c9e1"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5d2e" officeooo:paragraph-rsid="000a5d2e"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6dc13"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68dd4"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96be" officeooo:paragraph-rsid="003996be"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8dd9" officeooo:paragraph-rsid="003b8dd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c54c2" officeooo:paragraph-rsid="003c54c2"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887065" officeooo:paragraph-rsid="008870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49c3" officeooo:paragraph-rsid="000b49c3"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49c3" officeooo:paragraph-rsid="00355903" style:font-size-asian="12.25pt" style:font-weight-asian="bold" style:font-size-complex="14pt" style:font-weight-complex="bold"/>
    </style:style>
    <style:style style:name="P17" style:family="paragraph" style:parent-style-name="Standard">
      <style:text-properties officeooo:paragraph-rsid="00355903"/>
    </style:style>
    <style:style style:name="P18" style:family="paragraph" style:parent-style-name="Standard">
      <style:text-properties officeooo:rsid="003d6b61" officeooo:paragraph-rsid="003d6b61"/>
    </style:style>
    <style:style style:name="P19" style:family="paragraph" style:parent-style-name="Standard">
      <style:text-properties style:text-underline-style="solid" style:text-underline-width="auto" style:text-underline-color="font-color" fo:font-weight="bold" officeooo:rsid="003d6b61" officeooo:paragraph-rsid="003d6b61" style:font-weight-asian="bold" style:font-weight-complex="bold"/>
    </style:style>
    <style:style style:name="P20" style:family="paragraph" style:parent-style-name="Text_20_body">
      <style:paragraph-properties fo:margin-top="0in" fo:margin-bottom="0in" loext:contextual-spacing="false"/>
      <style:text-properties officeooo:rsid="0022b84a" officeooo:paragraph-rsid="0022b84a"/>
    </style:style>
    <style:style style:name="P21" style:family="paragraph" style:parent-style-name="Text_20_body">
      <style:paragraph-properties fo:margin-top="0in" fo:margin-bottom="0in" loext:contextual-spacing="false"/>
      <style:text-properties officeooo:rsid="0022b84a" officeooo:paragraph-rsid="002756c9"/>
    </style:style>
    <style:style style:name="P22" style:family="paragraph" style:parent-style-name="Text_20_body">
      <style:paragraph-properties fo:margin-top="0in" fo:margin-bottom="0in" loext:contextual-spacing="false">
        <style:tab-stops>
          <style:tab-stop style:position="1.8752in"/>
        </style:tab-stops>
      </style:paragraph-properties>
      <style:text-properties officeooo:rsid="0022b84a" officeooo:paragraph-rsid="007cb005"/>
    </style:style>
    <style:style style:name="P23" style:family="paragraph" style:parent-style-name="Text_20_body">
      <style:paragraph-properties fo:margin-top="0in" fo:margin-bottom="0in" loext:contextual-spacing="false"/>
      <style:text-properties officeooo:rsid="0022b84a" officeooo:paragraph-rsid="0082f8c1"/>
    </style:style>
    <style:style style:name="P24" style:family="paragraph" style:parent-style-name="Text_20_body">
      <style:paragraph-properties fo:margin-top="0in" fo:margin-bottom="0in" loext:contextual-spacing="false"/>
      <style:text-properties officeooo:rsid="0026099c" officeooo:paragraph-rsid="0026099c"/>
    </style:style>
    <style:style style:name="P25" style:family="paragraph" style:parent-style-name="Text_20_body">
      <style:paragraph-properties fo:margin-top="0in" fo:margin-bottom="0in" loext:contextual-spacing="false"/>
      <style:text-properties officeooo:rsid="0026099c" officeooo:paragraph-rsid="0082f8c1"/>
    </style:style>
    <style:style style:name="P26" style:family="paragraph" style:parent-style-name="Text_20_body">
      <style:paragraph-properties fo:margin-top="0in" fo:margin-bottom="0in" loext:contextual-spacing="false"/>
      <style:text-properties officeooo:rsid="0030dd36" officeooo:paragraph-rsid="0030dd36"/>
    </style:style>
    <style:style style:name="P27" style:family="paragraph" style:parent-style-name="Text_20_body">
      <style:paragraph-properties fo:margin-top="0in" fo:margin-bottom="0in" loext:contextual-spacing="false"/>
      <style:text-properties officeooo:rsid="0034c9f9" officeooo:paragraph-rsid="0034c9f9"/>
    </style:style>
    <style:style style:name="P28" style:family="paragraph" style:parent-style-name="Text_20_body">
      <style:paragraph-properties fo:margin-top="0in" fo:margin-bottom="0in" loext:contextual-spacing="false"/>
      <style:text-properties officeooo:rsid="0081b6dd" officeooo:paragraph-rsid="0081b6dd"/>
    </style:style>
    <style:style style:name="P29" style:family="paragraph" style:parent-style-name="Standard">
      <style:paragraph-properties fo:margin-top="0in" fo:margin-bottom="0in" loext:contextual-spacing="false"/>
      <style:text-properties officeooo:rsid="0023d978" officeooo:paragraph-rsid="002756c9"/>
    </style:style>
    <style:style style:name="P30" style:family="paragraph" style:parent-style-name="Standard">
      <style:paragraph-properties fo:margin-top="0in" fo:margin-bottom="0in" loext:contextual-spacing="false"/>
      <style:text-properties officeooo:rsid="0023d978" officeooo:paragraph-rsid="0082f8c1"/>
    </style:style>
    <style:style style:name="P31" style:family="paragraph" style:parent-style-name="Text_20_body">
      <style:paragraph-properties fo:line-height="100%"/>
      <style:text-properties officeooo:rsid="0010c278" officeooo:paragraph-rsid="0010c278"/>
    </style:style>
    <style:style style:name="P32" style:family="paragraph" style:parent-style-name="Text_20_body">
      <style:paragraph-properties fo:line-height="100%"/>
      <style:text-properties officeooo:rsid="0010c278" officeooo:paragraph-rsid="002f0f60"/>
    </style:style>
    <style:style style:name="P33" style:family="paragraph" style:parent-style-name="Text_20_body">
      <style:text-properties officeooo:rsid="0022b84a" officeooo:paragraph-rsid="0022b84a"/>
    </style:style>
    <style:style style:name="P34" style:family="paragraph" style:parent-style-name="Text_20_body">
      <style:paragraph-properties fo:margin-top="0in" fo:margin-bottom="0.0181in" loext:contextual-spacing="false" fo:line-height="100%"/>
      <style:text-properties officeooo:rsid="0010c278" officeooo:paragraph-rsid="0010c278"/>
    </style:style>
    <style:style style:name="P35" style:family="paragraph" style:parent-style-name="Standard">
      <style:text-properties officeooo:rsid="008a5e6c" officeooo:paragraph-rsid="008a5e6c"/>
    </style:style>
    <style:style style:name="P36" style:family="paragraph" style:parent-style-name="Standard">
      <style:text-properties officeooo:rsid="008a5e6c" officeooo:paragraph-rsid="00b5208e"/>
    </style:style>
    <style:style style:name="P37" style:family="paragraph" style:parent-style-name="Standard">
      <style:text-properties officeooo:rsid="009e226a" officeooo:paragraph-rsid="009e226a"/>
    </style:style>
    <style:style style:name="P38" style:family="paragraph" style:parent-style-name="Standard">
      <style:text-properties officeooo:rsid="00a33660" officeooo:paragraph-rsid="008a5e6c"/>
    </style:style>
    <style:style style:name="P39" style:family="paragraph" style:parent-style-name="Standard">
      <style:text-properties officeooo:rsid="00a33660" officeooo:paragraph-rsid="00a33660"/>
    </style:style>
    <style:style style:name="P40" style:family="paragraph" style:parent-style-name="Standard">
      <style:text-properties officeooo:rsid="00a3998b" officeooo:paragraph-rsid="00a3998b"/>
    </style:style>
    <style:style style:name="P41" style:family="paragraph" style:parent-style-name="Standard">
      <style:text-properties officeooo:rsid="00a6b15a" officeooo:paragraph-rsid="00a6b15a"/>
    </style:style>
    <style:style style:name="P42" style:family="paragraph" style:parent-style-name="Standard">
      <style:text-properties officeooo:rsid="00aa0d9a" officeooo:paragraph-rsid="00aa0d9a"/>
    </style:style>
    <style:style style:name="P43" style:family="paragraph" style:parent-style-name="Standard">
      <style:text-properties officeooo:rsid="00aa97db" officeooo:paragraph-rsid="00aa97db"/>
    </style:style>
    <style:style style:name="P44" style:family="paragraph" style:parent-style-name="Standard">
      <style:text-properties officeooo:rsid="00b5c7c2" officeooo:paragraph-rsid="00b5c7c2"/>
    </style:style>
    <style:style style:name="P45" style:family="paragraph" style:parent-style-name="Standard">
      <style:text-properties officeooo:rsid="00bad953" officeooo:paragraph-rsid="00bad953"/>
    </style:style>
    <style:style style:name="P46" style:family="paragraph" style:parent-style-name="Text_20_body" style:list-style-name="L1">
      <style:paragraph-properties fo:line-height="100%"/>
      <style:text-properties officeooo:rsid="0015c393" officeooo:paragraph-rsid="0015c393"/>
    </style:style>
    <style:style style:name="P47" style:family="paragraph" style:parent-style-name="Text_20_body" style:list-style-name="L1">
      <style:paragraph-properties fo:line-height="100%"/>
      <style:text-properties officeooo:rsid="0017a745" officeooo:paragraph-rsid="0017a745"/>
    </style:style>
    <style:style style:name="P48" style:family="paragraph" style:parent-style-name="Text_20_body" style:list-style-name="L1">
      <style:paragraph-properties fo:line-height="100%"/>
      <style:text-properties officeooo:rsid="00188df2" officeooo:paragraph-rsid="00188df2"/>
    </style:style>
    <style:style style:name="P49" style:family="paragraph" style:parent-style-name="Text_20_body" style:list-style-name="L1">
      <style:paragraph-properties fo:line-height="100%"/>
      <style:text-properties officeooo:rsid="001a39d9" officeooo:paragraph-rsid="001a39d9"/>
    </style:style>
    <style:style style:name="P50" style:family="paragraph" style:parent-style-name="Text_20_body" style:list-style-name="L1">
      <style:paragraph-properties fo:line-height="100%"/>
      <style:text-properties officeooo:rsid="001c36f2" officeooo:paragraph-rsid="001a39d9"/>
    </style:style>
    <style:style style:name="P51" style:family="paragraph" style:parent-style-name="Text_20_body" style:list-style-name="L1">
      <style:paragraph-properties fo:line-height="100%"/>
      <style:text-properties officeooo:rsid="001c36f2" officeooo:paragraph-rsid="001c36f2"/>
    </style:style>
    <style:style style:name="P52" style:family="paragraph" style:parent-style-name="Text_20_body" style:list-style-name="L1">
      <style:paragraph-properties fo:line-height="100%"/>
      <style:text-properties officeooo:rsid="001c36f2" officeooo:paragraph-rsid="00767794"/>
    </style:style>
    <style:style style:name="P53" style:family="paragraph" style:parent-style-name="Text_20_body" style:list-style-name="L1">
      <style:text-properties officeooo:rsid="00767794" officeooo:paragraph-rsid="00767794"/>
    </style:style>
    <style:style style:name="P54" style:family="paragraph" style:parent-style-name="Text_20_body" style:list-style-name="L1">
      <style:paragraph-properties>
        <style:tab-stops>
          <style:tab-stop style:position="0.0693in"/>
        </style:tab-stops>
      </style:paragraph-properties>
      <style:text-properties officeooo:rsid="00201cf3" officeooo:paragraph-rsid="00201cf3"/>
    </style:style>
    <style:style style:name="P55" style:family="paragraph" style:parent-style-name="Text_20_body" style:list-style-name="L1">
      <style:text-properties officeooo:rsid="00201cf3" officeooo:paragraph-rsid="00201cf3"/>
    </style:style>
    <style:style style:name="P56" style:family="paragraph" style:parent-style-name="Text_20_body" style:list-style-name="L1">
      <style:text-properties officeooo:rsid="0079000e" officeooo:paragraph-rsid="0079000e"/>
    </style:style>
    <style:style style:name="P57" style:family="paragraph" style:parent-style-name="Text_20_body" style:list-style-name="L1">
      <style:text-properties officeooo:rsid="0079ede1" officeooo:paragraph-rsid="0079ede1"/>
    </style:style>
    <style:style style:name="P58" style:family="paragraph" style:parent-style-name="Text_20_body" style:list-style-name="L1" style:master-page-name="">
      <loext:graphic-properties draw:fill="none"/>
      <style:paragraph-properties fo:margin-left="1in" fo:margin-right="0in" fo:margin-top="0in" fo:margin-bottom="0.0972in" loext:contextual-spacing="false" fo:line-height="115%" fo:text-indent="-0.25in" style:auto-text-indent="false" style:page-number="auto" fo:background-color="transparent">
        <style:tab-stops>
          <style:tab-stop style:position="0.1681in"/>
          <style:tab-stop style:position="0.2138in"/>
          <style:tab-stop style:position="0.3591in"/>
          <style:tab-stop style:position="0.4047in"/>
          <style:tab-stop style:position="0.4339in"/>
        </style:tab-stops>
      </style:paragraph-properties>
      <style:text-properties officeooo:rsid="0079ede1" officeooo:paragraph-rsid="0079ede1"/>
    </style:style>
    <style:style style:name="P59" style:family="paragraph" style:parent-style-name="Text_20_body">
      <style:paragraph-properties fo:margin-top="0in" fo:margin-bottom="0in" loext:contextual-spacing="false">
        <style:tab-stops>
          <style:tab-stop style:position="1.8752in"/>
        </style:tab-stops>
      </style:paragraph-properties>
      <style:text-properties officeooo:rsid="007b4ca7" officeooo:paragraph-rsid="007cb005"/>
    </style:style>
    <style:style style:name="P60" style:family="paragraph" style:parent-style-name="Text_20_body">
      <style:paragraph-properties fo:margin-top="0in" fo:margin-bottom="0in" loext:contextual-spacing="false">
        <style:tab-stops>
          <style:tab-stop style:position="1.8752in"/>
        </style:tab-stops>
      </style:paragraph-properties>
      <style:text-properties officeooo:rsid="0022b84a" officeooo:paragraph-rsid="007cb005"/>
    </style:style>
    <style:style style:name="P61" style:family="paragraph" style:parent-style-name="Text_20_body" style:list-style-name="L2">
      <style:paragraph-properties fo:margin-top="0in" fo:margin-bottom="0in" loext:contextual-spacing="false"/>
      <style:text-properties officeooo:rsid="0022b84a" officeooo:paragraph-rsid="0022b84a"/>
    </style:style>
    <style:style style:name="P62" style:family="paragraph" style:parent-style-name="Text_20_body" style:list-style-name="L2">
      <style:paragraph-properties fo:margin-top="0in" fo:margin-bottom="0in" loext:contextual-spacing="false"/>
      <style:text-properties officeooo:rsid="007f0dd4" officeooo:paragraph-rsid="007f0dd4"/>
    </style:style>
    <style:style style:name="P63" style:family="paragraph" style:parent-style-name="Text_20_body" style:list-style-name="L2">
      <style:paragraph-properties fo:margin-top="0in" fo:margin-bottom="0in" loext:contextual-spacing="false"/>
      <style:text-properties officeooo:rsid="002ac84a" officeooo:paragraph-rsid="002ac84a"/>
    </style:style>
    <style:style style:name="P64" style:family="paragraph" style:parent-style-name="Text_20_body" style:list-style-name="L2">
      <style:paragraph-properties fo:margin-top="0in" fo:margin-bottom="0in" loext:contextual-spacing="false"/>
      <style:text-properties officeooo:rsid="002c98b4" officeooo:paragraph-rsid="002c98b4"/>
    </style:style>
    <style:style style:name="P65" style:family="paragraph" style:parent-style-name="Text_20_body" style:list-style-name="L2">
      <style:paragraph-properties fo:margin-top="0in" fo:margin-bottom="0in" loext:contextual-spacing="false"/>
      <style:text-properties officeooo:rsid="007f71f3" officeooo:paragraph-rsid="007f71f3"/>
    </style:style>
    <style:style style:name="P66" style:family="paragraph" style:parent-style-name="Text_20_body" style:list-style-name="L2">
      <style:paragraph-properties fo:margin-top="0in" fo:margin-bottom="0in" loext:contextual-spacing="false"/>
      <style:text-properties officeooo:rsid="007f7f15" officeooo:paragraph-rsid="007f7f15"/>
    </style:style>
    <style:style style:name="P67" style:family="paragraph" style:parent-style-name="Text_20_body" style:list-style-name="L2">
      <style:paragraph-properties fo:margin-top="0in" fo:margin-bottom="0in" loext:contextual-spacing="false"/>
      <style:text-properties officeooo:rsid="0080e4d1" officeooo:paragraph-rsid="0080e4d1"/>
    </style:style>
    <style:style style:name="P68" style:family="paragraph" style:parent-style-name="Text_20_body" style:list-style-name="L3">
      <style:paragraph-properties fo:margin-top="0in" fo:margin-bottom="0in" loext:contextual-spacing="false"/>
      <style:text-properties officeooo:rsid="002f0f60" officeooo:paragraph-rsid="002f0f60"/>
    </style:style>
    <style:style style:name="P69" style:family="paragraph" style:parent-style-name="Text_20_body" style:list-style-name="L3">
      <style:paragraph-properties fo:margin-top="0in" fo:margin-bottom="0in" loext:contextual-spacing="false"/>
      <style:text-properties officeooo:rsid="0081b6dd" officeooo:paragraph-rsid="0081b6dd"/>
    </style:style>
    <style:style style:name="P70" style:family="paragraph" style:parent-style-name="Text_20_body" style:list-style-name="L3">
      <style:paragraph-properties fo:margin-top="0in" fo:margin-bottom="0in" loext:contextual-spacing="false"/>
      <style:text-properties officeooo:rsid="0030dd36" officeooo:paragraph-rsid="0030dd36"/>
    </style:style>
    <style:style style:name="P71" style:family="paragraph" style:parent-style-name="Text_20_body" style:list-style-name="L3">
      <style:paragraph-properties fo:margin-top="0in" fo:margin-bottom="0in" loext:contextual-spacing="false"/>
      <style:text-properties officeooo:rsid="00336db1" officeooo:paragraph-rsid="00336db1"/>
    </style:style>
    <style:style style:name="P72" style:family="paragraph" style:parent-style-name="Text_20_body" style:list-style-name="L3">
      <style:paragraph-properties fo:margin-top="0in" fo:margin-bottom="0in" loext:contextual-spacing="false"/>
      <style:text-properties officeooo:rsid="00336db1" officeooo:paragraph-rsid="0082f8c1"/>
    </style:style>
    <style:style style:name="P73" style:family="paragraph" style:parent-style-name="Text_20_body" style:list-style-name="L3">
      <style:paragraph-properties fo:margin-top="0in" fo:margin-bottom="0in" loext:contextual-spacing="false"/>
      <style:text-properties officeooo:rsid="00834ced" officeooo:paragraph-rsid="00834ced"/>
    </style:style>
    <style:style style:name="P74" style:family="paragraph" style:parent-style-name="Text_20_body" style:list-style-name="L3">
      <style:paragraph-properties fo:margin-top="0in" fo:margin-bottom="0in" loext:contextual-spacing="false"/>
      <style:text-properties officeooo:rsid="00852228" officeooo:paragraph-rsid="00852228"/>
    </style:style>
    <style:style style:name="P75" style:family="paragraph" style:parent-style-name="Text_20_body">
      <style:paragraph-properties fo:margin-top="0in" fo:margin-bottom="0in" loext:contextual-spacing="false"/>
      <style:text-properties officeooo:rsid="003281a7" officeooo:paragraph-rsid="003281a7"/>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8ee281" officeooo:paragraph-rsid="008ee281"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8dd9" officeooo:paragraph-rsid="003b8dd9"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0936b" officeooo:paragraph-rsid="0090936b"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34738" officeooo:paragraph-rsid="00934738"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c54c2" officeooo:paragraph-rsid="003c54c2"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c54c2" officeooo:paragraph-rsid="009685f3"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4e343" officeooo:paragraph-rsid="0094e343"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4e343" officeooo:paragraph-rsid="009685f3"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685f3" officeooo:paragraph-rsid="009685f3"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7771a" officeooo:paragraph-rsid="0097771a"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93af5" officeooo:paragraph-rsid="00993af5"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ace7b" officeooo:paragraph-rsid="00993af5"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ace7b" officeooo:paragraph-rsid="009ace7b"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b0364" officeooo:paragraph-rsid="009b0364"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9b0364" officeooo:paragraph-rsid="009c9b58"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a2562c" officeooo:paragraph-rsid="00a2562c"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a2562c" officeooo:paragraph-rsid="00add386"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add386" officeooo:paragraph-rsid="00add386"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68dd4"/>
    </style:style>
    <style:style style:name="T2" style:family="text">
      <style:text-properties officeooo:rsid="000a5d2e"/>
    </style:style>
    <style:style style:name="T3" style:family="text">
      <style:text-properties officeooo:rsid="0012aa7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7842a8" style:font-weight-asian="bold" style:font-weight-complex="bold"/>
    </style:style>
    <style:style style:name="T6" style:family="text">
      <style:text-properties style:text-underline-style="solid" style:text-underline-width="auto" style:text-underline-color="font-color" fo:font-weight="bold" officeooo:rsid="0082f8c1" style:font-weight-asian="bold" style:font-weight-complex="bold"/>
    </style:style>
    <style:style style:name="T7" style:family="text">
      <style:text-properties style:text-underline-style="none"/>
    </style:style>
    <style:style style:name="T8" style:family="text">
      <style:text-properties style:text-underline-style="none" officeooo:rsid="0022ee2e"/>
    </style:style>
    <style:style style:name="T9" style:family="text">
      <style:text-properties officeooo:rsid="0023d978"/>
    </style:style>
    <style:style style:name="T10" style:family="text">
      <style:text-properties officeooo:rsid="0025909b"/>
    </style:style>
    <style:style style:name="T11" style:family="text">
      <style:text-properties officeooo:rsid="002756c9"/>
    </style:style>
    <style:style style:name="T12" style:family="text">
      <style:text-properties officeooo:rsid="002768f1"/>
    </style:style>
    <style:style style:name="T13" style:family="text">
      <style:text-properties officeooo:rsid="003281a7"/>
    </style:style>
    <style:style style:name="T14" style:family="text">
      <style:text-properties officeooo:rsid="00355903"/>
    </style:style>
    <style:style style:name="T15" style:family="text">
      <style:text-properties officeooo:rsid="006f33ad"/>
    </style:style>
    <style:style style:name="T16" style:family="text">
      <style:text-properties officeooo:rsid="007415b1"/>
    </style:style>
    <style:style style:name="T17" style:family="text">
      <style:text-properties officeooo:rsid="0075e944"/>
    </style:style>
    <style:style style:name="T18" style:family="text">
      <style:text-properties officeooo:rsid="00767794"/>
    </style:style>
    <style:style style:name="T19" style:family="text">
      <style:text-properties officeooo:rsid="0079000e"/>
    </style:style>
    <style:style style:name="T20" style:family="text">
      <style:text-properties officeooo:rsid="007b4ca7"/>
    </style:style>
    <style:style style:name="T21" style:family="text">
      <style:text-properties officeooo:rsid="007cb005"/>
    </style:style>
    <style:style style:name="T22" style:family="text">
      <style:text-properties officeooo:rsid="007d6668"/>
    </style:style>
    <style:style style:name="T23" style:family="text">
      <style:text-properties officeooo:rsid="007f71f3"/>
    </style:style>
    <style:style style:name="T24" style:family="text">
      <style:text-properties officeooo:rsid="007f7f15"/>
    </style:style>
    <style:style style:name="T25" style:family="text">
      <style:text-properties officeooo:rsid="00817da2"/>
    </style:style>
    <style:style style:name="T26" style:family="text">
      <style:text-properties officeooo:rsid="0081b6dd"/>
    </style:style>
    <style:style style:name="T27" style:family="text">
      <style:text-properties officeooo:rsid="0082f8c1"/>
    </style:style>
    <style:style style:name="T28" style:family="text">
      <style:text-properties officeooo:rsid="00834ced"/>
    </style:style>
    <style:style style:name="T29" style:family="text">
      <style:text-properties officeooo:rsid="00887065"/>
    </style:style>
    <style:style style:name="T30" style:family="text">
      <style:text-properties officeooo:rsid="008af330"/>
    </style:style>
    <style:style style:name="T31" style:family="text">
      <style:text-properties officeooo:rsid="008ee281"/>
    </style:style>
    <style:style style:name="T32" style:family="text">
      <style:text-properties officeooo:rsid="0090936b"/>
    </style:style>
    <style:style style:name="T33" style:family="text">
      <style:text-properties officeooo:rsid="0091fac6"/>
    </style:style>
    <style:style style:name="T34" style:family="text">
      <style:text-properties officeooo:rsid="00934738"/>
    </style:style>
    <style:style style:name="T35" style:family="text">
      <style:text-properties officeooo:rsid="003996be"/>
    </style:style>
    <style:style style:name="T36" style:family="text">
      <style:text-properties officeooo:rsid="0094e343"/>
    </style:style>
    <style:style style:name="T37" style:family="text">
      <style:text-properties officeooo:rsid="009685f3"/>
    </style:style>
    <style:style style:name="T38" style:family="text">
      <style:text-properties officeooo:rsid="009ace7b"/>
    </style:style>
    <style:style style:name="T39" style:family="text">
      <style:text-properties officeooo:rsid="009b0364"/>
    </style:style>
    <style:style style:name="T40" style:family="text">
      <style:text-properties officeooo:rsid="009b52c4"/>
    </style:style>
    <style:style style:name="T41" style:family="text">
      <style:text-properties officeooo:rsid="009d3f1f"/>
    </style:style>
    <style:style style:name="T42" style:family="text">
      <style:text-properties officeooo:rsid="00a74650"/>
    </style:style>
    <style:style style:name="T43" style:family="text">
      <style:text-properties officeooo:rsid="00a76a76"/>
    </style:style>
    <style:style style:name="T44" style:family="text">
      <style:text-properties officeooo:rsid="00aa1036"/>
    </style:style>
    <style:style style:name="T45" style:family="text">
      <style:text-properties officeooo:rsid="00ab8a60"/>
    </style:style>
    <style:style style:name="T46" style:family="text">
      <style:text-properties officeooo:rsid="00af3d75"/>
    </style:style>
    <style:style style:name="T47" style:family="text">
      <style:text-properties officeooo:rsid="00b03895"/>
    </style:style>
    <style:style style:name="T48" style:family="text">
      <style:text-properties officeooo:rsid="00b5f9bf"/>
    </style:style>
    <style:style style:name="T49" style:family="text">
      <style:text-properties officeooo:rsid="00b71eb4"/>
    </style:style>
    <style:style style:name="T50" style:family="text">
      <style:text-properties officeooo:rsid="00b960ad"/>
    </style:style>
    <style:style style:name="T51" style:family="text">
      <style:text-properties officeooo:rsid="00bbb8f5"/>
    </style:style>
    <style:style style:name="T52" style:family="text">
      <style:text-properties officeooo:rsid="00bbfd4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linton Hawkes</text:p>
      <text:p text:style-name="P34">CS162-400</text:p>
      <text:p text:style-name="P34"><text:span text:style-name="T15">Lab 3 Design </text:span>Document</text:p>
      <text:p text:style-name="P31"/>
      <text:p text:style-name="P32"><text:span text:style-name="T4">Design:</text:span><text:span text:style-name="T7"> </text:span></text:p>
      <text:p text:style-name="P32"><text:span text:style-name="T8">P</text:span><text:span text:style-name="T3">rogram will have a main function, a Game class, a Die class, a LoadedDie class, and an input validation function.</text:span></text:p>
      <text:list xml:id="list233621536" text:style-name="L1">
        <text:list-item>
          <text:p text:style-name="P46">Main function – <text:span text:style-name="T16">only used to seed the rand() function, create a Game object and call the Game::run() function to start the game.</text:span></text:p>
          <text:list>
            <text:list-item>
              <text:p text:style-name="P47">Create a bool variable “State” to hold the current state of the <text:span text:style-name="T17">game</text:span></text:p>
            </text:list-item>
            <text:list-item>
              <text:p text:style-name="P47">Call the menu function to display the <text:span text:style-name="T17">main</text:span> menu</text:p>
              <text:list>
                <text:list-item>
                  <text:p text:style-name="P47">Ask user if they want to begin <text:span text:style-name="T17">the war games</text:span> or quit</text:p>
                  <text:list>
                    <text:list-item>
                      <text:p text:style-name="P48">If begin <text:span text:style-name="T17">war games</text:span>, return true to the <text:span text:style-name="T17">run</text:span> function</text:p>
                    </text:list-item>
                    <text:list-item>
                      <text:p text:style-name="P48">If quit, return false to the <text:span text:style-name="T17">run</text:span> function. <text:span text:style-name="T17">(game will end)</text:span></text:p>
                    </text:list-item>
                  </text:list>
                </text:list-item>
              </text:list>
            </text:list-item>
            <text:list-item>
              <text:p text:style-name="P49">Create a while loop that loops until the state variable is false</text:p>
              <text:list>
                <text:list-item>
                  <text:p text:style-name="P49">Ask user how many <text:span text:style-name="T17">rounds they want to play</text:span></text:p>
                  <text:list>
                    <text:list-item>
                      <text:p text:style-name="P49">Set <text:span text:style-name="T17">numRounds</text:span> variable equal to input</text:p>
                    </text:list-item>
                  </text:list>
                </text:list-item>
                <text:list-item>
                  <text:p text:style-name="P50">Ask user <text:span text:style-name="T17">what type of die they want player 1 to have (reg or loaded)</text:span><text:tab/></text:p>
                  <text:list>
                    <text:list-item>
                      <text:p text:style-name="P51">Set <text:span text:style-name="T17">player 1 die type to user input</text:span></text:p>
                    </text:list-item>
                  </text:list>
                </text:list-item>
                <text:list-item>
                  <text:p text:style-name="P51">Ask user <text:span text:style-name="T17">what type of die they want player 2 to have (reg or loaded)</text:span></text:p>
                  <text:list>
                    <text:list-item>
                      <text:p text:style-name="P51">Set <text:span text:style-name="T17">player 2 die type to user input</text:span></text:p>
                    </text:list-item>
                  </text:list>
                </text:list-item>
                <text:list-item>
                  <text:p text:style-name="P52">Ask user <text:span text:style-name="T18">how many sides player 1 die should have</text:span><text:tab/></text:p>
                  <text:list>
                    <text:list-item>
                      <text:p text:style-name="P52">Set <text:span text:style-name="T18">number of sides for player 1 die to user input</text:span></text:p>
                    </text:list-item>
                  </text:list>
                </text:list-item>
                <text:list-item>
                  <text:p text:style-name="P52">Ask user <text:span text:style-name="T18">how many sides player 2 die should have</text:span></text:p>
                  <text:list>
                    <text:list-item>
                      <text:p text:style-name="P52">Set <text:span text:style-name="T18">number of sides for player 2 die to user input</text:span></text:p>
                    </text:list-item>
                  </text:list>
                </text:list-item>
                <text:list-item>
                  <text:p text:style-name="P53"><text:span text:style-name="T20">Dynamically c</text:span>reate die for player 1 and player 2 according to <text:span text:style-name="T20">user </text:span>spec</text:p>
                </text:list-item>
                <text:list-item>
                  <text:p text:style-name="P54">Create loop that iterates until numRounds is reached</text:p>
                  <text:list>
                    <text:list-item>
                      <text:p text:style-name="P55">Call <text:span text:style-name="T19">Game::match function</text:span></text:p>
                      <text:list>
                        <text:list-item>
                          <text:p text:style-name="P56">Function will simulate player 1 and 2 rolling die. Highest value wins round.</text:p>
                        </text:list-item>
                      </text:list>
                    </text:list-item>
                  </text:list>
                </text:list-item>
                <text:list-item>
                  <text:p text:style-name="P58">Overall winner of the game is calculated</text:p>
                </text:list-item>
                <text:list-item>
                  <text:p text:style-name="P57">Total rounds won by each player will be printed to console. Overall winner will be announced.</text:p>
                </text:list-item>
                <text:list-item>
                  <text:p text:style-name="P57">Die object for player 1 and 2 will be deleted. Pointers for these objects set to NULL.</text:p>
                </text:list-item>
                <text:list-item>
                  <text:p text:style-name="P57">Game is ended by setting “state” variable to false.</text:p>
                </text:list-item>
              </text:list>
            </text:list-item>
          </text:list>
        </text:list-item>
      </text:list>
      <text:p text:style-name="Text_20_body"/>
      <text:p text:style-name="P33"><text:soft-page-break/><text:span text:style-name="T5">Game </text:span><text:span text:style-name="T4">Class:</text:span> Used to <text:span text:style-name="T22">implement the War Games. Main() takes a back seat and uses the Game class to call all supporting functions to play the game.</text:span></text:p>
      <text:p text:style-name="P20"><text:tab/><text:span text:style-name="T9">Variables:<text:tab/>long numrounds <text:s/><text:tab/>Functions:<text:tab/>Game()</text:span></text:p>
      <text:p text:style-name="P59"><text:s text:c="44"/>p1Score<text:tab/> <text:s text:c="35"/>mainMenu()</text:p>
      <text:p text:style-name="P22"><text:s text:c="44"/><text:span text:style-name="T21">p2Score <text:s text:c="37"/>run()</text:span></text:p>
      <text:p text:style-name="P22"><text:s text:c="35"/><text:span text:style-name="T21">Die* p1Die <text:s text:c="41"/>match()</text:span></text:p>
      <text:p text:style-name="P22"><text:s text:c="35"/><text:span text:style-name="T21">Die* p2Die</text:span></text:p>
      <text:p text:style-name="P22"><text:s text:c="35"/><text:span text:style-name="T21">string p1DieType</text:span></text:p>
      <text:p text:style-name="P22"><text:s text:c="45"/><text:span text:style-name="T21">p2DieType</text:span></text:p>
      <text:p text:style-name="P22"><text:s text:c="45"/>winner<text:tab/><text:tab/><text:tab/><text:tab/><text:tab/><text:tab/><text:tab/><text:tab/><text:tab/><text:tab/></text:p>
      <text:list xml:id="list4026601534" text:style-name="L2">
        <text:list-item>
          <text:p text:style-name="P62">Game::mainMenu()</text:p>
          <text:list>
            <text:list-item>
              <text:p text:style-name="P62">Used as main menu to ask user if they want to play or quit</text:p>
              <text:list>
                <text:list-item>
                  <text:p text:style-name="P62">If they want to play, true is returned to the calling function</text:p>
                </text:list-item>
                <text:list-item>
                  <text:p text:style-name="P62">If they want to quit, false is returned to the calling function</text:p>
                </text:list-item>
              </text:list>
              <text:p text:style-name="P63"/>
            </text:list-item>
          </text:list>
        </text:list-item>
        <text:list-item>
          <text:p text:style-name="P64"><text:span text:style-name="T23">Game::run()</text:span> - <text:span text:style-name="T23">used to call all functions require to play the game. </text:span></text:p>
          <text:list>
            <text:list-item>
              <text:p text:style-name="P65">This function is <text:span text:style-name="T24">used as the main() has been used in prior assignments</text:span></text:p>
            </text:list-item>
            <text:list-item>
              <text:p text:style-name="P66">Calls all functions needed in game</text:p>
            </text:list-item>
            <text:list-item>
              <text:p text:style-name="P66">Creates all objects used by game (except the initial game object)</text:p>
              <text:p text:style-name="P65"/>
            </text:list-item>
          </text:list>
        </text:list-item>
        <text:list-item>
          <text:p text:style-name="P66">Game::match() - used to simulate a single match between players.</text:p>
          <text:list>
            <text:list-item>
              <text:p text:style-name="P67">Calls player 1 rollDie function to get random value</text:p>
            </text:list-item>
            <text:list-item>
              <text:p text:style-name="P67">Calls player 2 rollDie function to get random value</text:p>
            </text:list-item>
            <text:list-item>
              <text:p text:style-name="P67">Compares values and calculates a winner for the round.</text:p>
            </text:list-item>
          </text:list>
          <text:p text:style-name="P61"/>
        </text:list-item>
      </text:list>
      <text:p text:style-name="P20"/>
      <text:p text:style-name="P24"><text:span text:style-name="T5">Die</text:span><text:span text:style-name="T4"> Class:</text:span> <text:span text:style-name="T27">Used to store info about a Die object and simulate the rolling of a die</text:span>. </text:p>
      <text:p text:style-name="P29"><text:tab/>Variables:<text:tab/><text:span text:style-name="T25">long <text:s/>N</text:span><text:tab/><text:tab/>Functions:<text:tab/><text:span text:style-name="T25">Die()</text:span></text:p>
      <text:p text:style-name="P21"><text:tab/><text:tab/><text:tab/> <text:s text:c="5"/><text:tab/><text:span text:style-name="T11"><text:tab/><text:tab/><text:tab/><text:tab/>~Die()</text:span></text:p>
      <text:p text:style-name="P21"><text:tab/><text:tab/><text:tab/><text:tab/><text:tab/><text:span text:style-name="T12"><text:tab/><text:tab/><text:tab/>getN()</text:span></text:p>
      <text:p text:style-name="P21"><text:tab/><text:tab/><text:tab/><text:span text:style-name="T10"><text:tab/><text:tab/><text:tab/><text:tab/> <text:s text:c="2"/><text:tab/>setN()</text:span></text:p>
      <text:p text:style-name="P21"><text:tab/><text:tab/><text:tab/><text:tab/><text:tab/><text:tab/><text:tab/><text:tab/><text:span text:style-name="T25">rollDie()</text:span></text:p>
      <text:list xml:id="list1205462428" text:style-name="L3">
        <text:list-item>
          <text:p text:style-name="P68"><text:span text:style-name="T26">Die::getN()</text:span> - <text:span text:style-name="T26">getter for the N variable</text:span></text:p>
          <text:list>
            <text:list-item>
              <text:p text:style-name="P69">Returns the N value to the calling object</text:p>
            </text:list-item>
          </text:list>
          <text:p text:style-name="P70"/>
        </text:list-item>
        <text:list-item>
          <text:p text:style-name="P71"><text:span text:style-name="T26">Die::setN()</text:span> - <text:span text:style-name="T26">setter for the N variable</text:span></text:p>
          <text:list>
            <text:list-item>
              <text:p text:style-name="P69">Sets the N variable</text:p>
            </text:list-item>
          </text:list>
          <text:p text:style-name="P71"/>
        </text:list-item>
        <text:list-item>
          <text:p text:style-name="P71"><text:s/><text:span text:style-name="T26">Die::rollDie() - simulates the player rolling a die</text:span></text:p>
          <text:list>
            <text:list-item>
              <text:p text:style-name="P69">Returns a random number between 1 and N to the calling object</text:p>
            </text:list-item>
          </text:list>
        </text:list-item>
      </text:list>
      <text:p text:style-name="P28"/>
      <text:p text:style-name="P25"><text:span text:style-name="T6">Loaded</text:span><text:span text:style-name="T5">Die</text:span><text:span text:style-name="T4"> Class:</text:span> Used to <text:span text:style-name="T27">store info about a LoadedDie object and simulate the rolling of a loaded die</text:span>. </text:p>
      <text:p text:style-name="P30"><text:tab/>Variables:<text:tab/><text:span text:style-name="T25">long <text:s/>count</text:span><text:tab/> <text:s text:c="12"/>Functions:<text:tab/><text:span text:style-name="T28">LoadedDie()</text:span></text:p>
      <text:p text:style-name="P23"><text:tab/><text:tab/><text:tab/> <text:s text:c="5"/><text:tab/><text:span text:style-name="T11"><text:tab/><text:tab/><text:tab/><text:tab/>~LoadedDie()</text:span></text:p>
      <text:p text:style-name="P23"><text:soft-page-break/><text:tab/><text:tab/><text:tab/><text:tab/><text:tab/><text:tab/><text:tab/><text:tab/><text:span text:style-name="T25">rollDie()</text:span></text:p>
      <text:list xml:id="list152516736671655" text:continue-numbering="true" text:style-name="L3">
        <text:list-header>
          <text:p text:style-name="P72"/>
        </text:list-header>
        <text:list-item>
          <text:p text:style-name="P72"><text:s/>Die::rollDie() - simulates the player rolling a loaded die</text:p>
          <text:list>
            <text:list-item>
              <text:p text:style-name="P73">Generates a random number between 1 and N, adds the random number to N and then calculates the average. This is how the die gets it’s “loaded” characteristic.</text:p>
              <text:list>
                <text:list-item>
                  <text:p text:style-name="P74">If current round count is even, a number from the “loaded” die is returned</text:p>
                </text:list-item>
                <text:list-item>
                  <text:p text:style-name="P74">If current round count is odd, a “regular” random number is returned.</text:p>
                </text:list-item>
              </text:list>
            </text:list-item>
          </text:list>
        </text:list-item>
      </text:list>
      <text:p text:style-name="P27"/>
      <text:p text:style-name="P26">Menu Function: The menu functions print out greetings, instructions and options to the user. <text:span text:style-name="T13">The functions will get input from the user and return the appropriate bool to the main().</text:span></text:p>
      <text:p text:style-name="P26"/>
      <text:p text:style-name="P75">Validation Function: The validation function will receive input from the user, check that the input is the correct data type, check if the input is within the specified range, and if it fails these test, the user will be prompted to enter a valid input. The validation functions will return a value of the indicated type back to the main() after all the tests are passed.</text:p>
      <text:p text:style-name="P15"/>
      <text:p text:style-name="P15"/>
      <text:p text:style-name="P15">Test Plan for integerValidation()</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est Case</text:p>
          </table:table-cell>
          <table:table-cell table:style-name="Table1.A1" office:value-type="string">
            <text:p text:style-name="P1">Input Value</text:p>
          </table:table-cell>
          <table:table-cell table:style-name="Table1.A1" office:value-type="string">
            <text:p text:style-name="P1">Expected Result</text:p>
          </table:table-cell>
          <table:table-cell table:style-name="Table1.D1" office:value-type="string">
            <text:p text:style-name="P1">Observed Result</text:p>
          </table:table-cell>
        </table:table-row>
        <table:table-row>
          <table:table-cell table:style-name="Table1.A2" office:value-type="string">
            <text:p text:style-name="P4">Char</text:p>
          </table:table-cell>
          <table:table-cell table:style-name="Table1.A2" office:value-type="string">
            <text:p text:style-name="P4">A, c, +, .</text:p>
          </table:table-cell>
          <table:table-cell table:style-name="Table1.A2" office:value-type="string">
            <text:p text:style-name="P8">“<text:span text:style-name="T1">Please enter a valid integer.”</text:span></text:p>
          </table:table-cell>
          <table:table-cell table:style-name="Table1.D2" office:value-type="string">
            <text:p text:style-name="P10">“<text:span text:style-name="T1">Please enter a valid integer.”</text:span></text:p>
          </table:table-cell>
        </table:table-row>
        <table:table-row>
          <table:table-cell table:style-name="Table1.A2" office:value-type="string">
            <text:p text:style-name="P4">String</text:p>
          </table:table-cell>
          <table:table-cell table:style-name="Table1.A2" office:value-type="string">
            <text:p text:style-name="P4">Four, .five, <text:span text:style-name="T2">yes</text:span></text:p>
          </table:table-cell>
          <table:table-cell table:style-name="Table1.A2" office:value-type="string">
            <text:p text:style-name="P9">“<text:span text:style-name="T1">Please enter a valid integer.”</text:span></text:p>
          </table:table-cell>
          <table:table-cell table:style-name="Table1.D2" office:value-type="string">
            <text:p text:style-name="P9">“<text:span text:style-name="T1">Please enter a valid integer.”</text:span></text:p>
          </table:table-cell>
        </table:table-row>
        <table:table-row>
          <table:table-cell table:style-name="Table1.A2" office:value-type="string">
            <text:p text:style-name="P4">Float</text:p>
          </table:table-cell>
          <table:table-cell table:style-name="Table1.A2" office:value-type="string">
            <text:p text:style-name="P4">6.31, 07.0, <text:span text:style-name="T2">8.8</text:span></text:p>
          </table:table-cell>
          <table:table-cell table:style-name="Table1.A2" office:value-type="string">
            <text:p text:style-name="P9">“<text:span text:style-name="T1">Please enter a valid integer.”</text:span></text:p>
          </table:table-cell>
          <table:table-cell table:style-name="Table1.D2" office:value-type="string">
            <text:p text:style-name="P9">“<text:span text:style-name="T1">Please enter a valid integer.”</text:span></text:p>
          </table:table-cell>
        </table:table-row>
        <table:table-row>
          <table:table-cell table:style-name="Table1.A2" office:value-type="string">
            <text:p text:style-name="P5">&lt; Min </text:p>
            <text:p text:style-name="P5">(set at <text:span text:style-name="T29">1</text:span>)</text:p>
          </table:table-cell>
          <table:table-cell table:style-name="Table1.A2" office:value-type="string">
            <text:p text:style-name="P5">0, -<text:span text:style-name="T29">1</text:span>, -5</text:p>
          </table:table-cell>
          <table:table-cell table:style-name="Table1.A2" office:value-type="string">
            <text:p text:style-name="P9">“<text:span text:style-name="T1">Please enter a valid integer.”</text:span></text:p>
          </table:table-cell>
          <table:table-cell table:style-name="Table1.D2" office:value-type="string">
            <text:p text:style-name="P9">“<text:span text:style-name="T1">Please enter a valid integer.”</text:span></text:p>
          </table:table-cell>
        </table:table-row>
        <table:table-row>
          <table:table-cell table:style-name="Table1.A2" office:value-type="string">
            <text:p text:style-name="P5">&gt; Max</text:p>
            <text:p text:style-name="P5">(set at <text:span text:style-name="T29">1000</text:span>)</text:p>
          </table:table-cell>
          <table:table-cell table:style-name="Table1.A2" office:value-type="string">
            <text:p text:style-name="P5"><text:span text:style-name="T29">1001</text:span>, <text:span text:style-name="T29">9999</text:span></text:p>
          </table:table-cell>
          <table:table-cell table:style-name="Table1.A2" office:value-type="string">
            <text:p text:style-name="P9">“<text:span text:style-name="T1">Please enter a valid integer.”</text:span></text:p>
          </table:table-cell>
          <table:table-cell table:style-name="Table1.D2" office:value-type="string">
            <text:p text:style-name="P9">“<text:span text:style-name="T1">Please enter a valid integer.”</text:span></text:p>
          </table:table-cell>
        </table:table-row>
        <table:table-row>
          <table:table-cell table:style-name="Table1.A2" office:value-type="string">
            <text:p text:style-name="P6">Lower limit</text:p>
            <text:p text:style-name="P7">(min=<text:span text:style-name="T29">1</text:span>)</text:p>
          </table:table-cell>
          <table:table-cell table:style-name="Table1.A2" office:value-type="string">
            <text:p text:style-name="P14">1</text:p>
          </table:table-cell>
          <table:table-cell table:style-name="Table1.A2" office:value-type="string">
            <text:p text:style-name="P6">Function accept and return value to main()</text:p>
          </table:table-cell>
          <table:table-cell table:style-name="Table1.D2" office:value-type="string">
            <text:p text:style-name="P6">Function accepted 5 and returned 5 to main()</text:p>
          </table:table-cell>
        </table:table-row>
        <table:table-row>
          <table:table-cell table:style-name="Table1.A2" office:value-type="string">
            <text:p text:style-name="P6">Upper limit</text:p>
            <text:p text:style-name="P7">(max=<text:span text:style-name="T29">1000</text:span>)</text:p>
          </table:table-cell>
          <table:table-cell table:style-name="Table1.A2" office:value-type="string">
            <text:p text:style-name="P14">1000</text:p>
          </table:table-cell>
          <table:table-cell table:style-name="Table1.A2" office:value-type="string">
            <text:p text:style-name="P6">Function accept and return value to main()</text:p>
          </table:table-cell>
          <table:table-cell table:style-name="Table1.D2" office:value-type="string">
            <text:p text:style-name="P6">Function accepted 200 and returned 200 to main()</text:p>
          </table:table-cell>
        </table:table-row>
      </table:table>
      <text:p text:style-name="Standard"/>
      <text:p text:style-name="Standard"/>
      <text:p text:style-name="P16">Test Plan fo<text:span text:style-name="T14">r War Games</text:span></text:p>
      <text:p text:style-name="P16"/>
      <table:table table:name="Table3" table:style-name="Table3">
        <table:table-column table:style-name="Table3.A"/>
        <table:table-column table:style-name="Table3.B"/>
        <table:table-column table:style-name="Table3.C"/>
        <table:table-row>
          <table:table-cell table:style-name="Table3.A1" office:value-type="string">
            <text:p text:style-name="P2">Test Case</text:p>
          </table:table-cell>
          <table:table-cell table:style-name="Table3.A1" office:value-type="string">
            <text:p text:style-name="P3">Description</text:p>
          </table:table-cell>
          <table:table-cell table:style-name="Table3.C1" office:value-type="string">
            <text:p text:style-name="P2">Expected Result</text:p>
          </table:table-cell>
        </table:table-row>
        <table:table-row>
          <table:table-cell table:style-name="Table3.A2" office:value-type="string">
            <text:p text:style-name="P76">Die Creation</text:p>
          </table:table-cell>
          <table:table-cell table:style-name="Table3.A2" office:value-type="string">
            <text:p text:style-name="P76">Select a regular die for both players when setting up game.</text:p>
          </table:table-cell>
          <table:table-cell table:style-name="Table3.C2" office:value-type="string">
            <text:p text:style-name="P76">A Die object should be created for both players and the print out during the game should indicate that both players are using a regular die.</text:p>
          </table:table-cell>
        </table:table-row>
        <table:table-row>
          <table:table-cell table:style-name="Table3.A2" office:value-type="string">
            <text:p text:style-name="P76">LoadedDie Creation</text:p>
          </table:table-cell>
          <table:table-cell table:style-name="Table3.A2" office:value-type="string">
            <text:p text:style-name="P76">Select a loaded die for both players when setting up game.</text:p>
          </table:table-cell>
          <table:table-cell table:style-name="Table3.C2" office:value-type="string">
            <text:p text:style-name="P76">A LoadedDie object should be created for both players and the prin<text:span text:style-name="T32">t</text:span> out during the game should indicate that both players are using a loaded die.</text:p>
          </table:table-cell>
        </table:table-row>
        <table:table-row>
          <table:table-cell table:style-name="Table3.A2" office:value-type="string">
            <text:p text:style-name="P76">Die and LoadedDie Creation</text:p>
          </table:table-cell>
          <table:table-cell table:style-name="Table3.A2" office:value-type="string">
            <text:p text:style-name="P76">Select a loaded die for one player and a regular die for the other player when setting up the game.</text:p>
          </table:table-cell>
          <table:table-cell table:style-name="Table3.C2" office:value-type="string">
            <text:p text:style-name="P78">A LoadedDie object should be created for one player and a Die object should be created for the other player. The print out during the game should indicate that one player is using a <text:soft-page-break/>regular die and the other player is using a loaded die.</text:p>
          </table:table-cell>
        </table:table-row>
        <table:table-row>
          <table:table-cell table:style-name="Table3.A2" office:value-type="string">
            <text:p text:style-name="P12">Menu 1</text:p>
          </table:table-cell>
          <table:table-cell table:style-name="Table3.A2" office:value-type="string">
            <text:p text:style-name="P12">1. Choose option to quit</text:p>
            <text:p text:style-name="P12"/>
            <text:p text:style-name="P12">2. Choose option to play</text:p>
          </table:table-cell>
          <table:table-cell table:style-name="Table3.C2" office:value-type="string">
            <text:p text:style-name="P12">Option to quit exited the program.</text:p>
            <text:p text:style-name="P12"/>
            <text:p text:style-name="P12">Option to play s<text:span text:style-name="T33">hould start the game and the player should begin to see prompts for game information</text:span>.</text:p>
          </table:table-cell>
        </table:table-row>
        <table:table-row>
          <table:table-cell table:style-name="Table3.A2" office:value-type="string">
            <text:p text:style-name="P85">Number of Rounds</text:p>
          </table:table-cell>
          <table:table-cell table:style-name="Table3.A2" office:value-type="string">
            <text:p text:style-name="P85">1. Set the number of rounds for the game to 1.</text:p>
            <text:p text:style-name="P85"/>
            <text:p text:style-name="P85">2. Set the number of rounds for the game to 25000.</text:p>
            <text:p text:style-name="P85"/>
            <text:p text:style-name="P85">3. Set the number of rounds for the game to 100000.</text:p>
          </table:table-cell>
          <table:table-cell table:style-name="Table3.C2" office:value-type="string">
            <text:p text:style-name="P85">Game should run without crashing for all of these cases. <text:span text:style-name="T39">Minimum and Maximum should work.</text:span></text:p>
          </table:table-cell>
        </table:table-row>
        <table:table-row>
          <table:table-cell table:style-name="Table3.A2" office:value-type="string">
            <text:p text:style-name="P11">Memory Leak</text:p>
          </table:table-cell>
          <table:table-cell table:style-name="Table3.A2" office:value-type="string">
            <text:p text:style-name="P11">1. Start and run program using valgrind. </text:p>
            <text:p text:style-name="P79">Set number of rounds to 25000, player 1 has regular die with 10 sides, player 2 has loaded die with 20 sides.</text:p>
            <text:p text:style-name="P79"/>
            <text:p text:style-name="P79">2. <text:span text:style-name="T35">Start and run program using valgrind. </text:span></text:p>
            <text:p text:style-name="P79">Set number of rounds to 10000, player 1 has loaded die with 30 sides, player 2 has regular die with 10 sides.</text:p>
            <text:p text:style-name="P79"/>
            <text:p text:style-name="P11"><text:span text:style-name="T34">3</text:span>. Start program and immediately quit.</text:p>
          </table:table-cell>
          <table:table-cell table:style-name="Table3.C2" office:value-type="string">
            <text:p text:style-name="P11">There should be no memory leaks for <text:span text:style-name="T34">any</text:span> of these cases.</text:p>
          </table:table-cell>
        </table:table-row>
        <table:table-row>
          <table:table-cell table:style-name="Table3.A2" office:value-type="string">
            <text:p text:style-name="P13"><text:span text:style-name="T31">Die</text:span> Size</text:p>
          </table:table-cell>
          <table:table-cell table:style-name="Table3.A2" office:value-type="string">
            <text:p text:style-name="P13">1. <text:span text:style-name="T36">Set player 1 die to 1 side and player 2 die to 1 side.</text:span></text:p>
            <text:p text:style-name="P13"/>
            <text:p text:style-name="P84">2. Set player 1 die to 50 sides and player 2 die to 50 sides.</text:p>
            <text:p text:style-name="P84"/>
            <text:p text:style-name="P81"><text:span text:style-name="T37">3</text:span>. <text:span text:style-name="T36">Set player 1 die to 1000 and set player 2 die to 1000.</text:span></text:p>
          </table:table-cell>
          <table:table-cell table:style-name="Table3.C2" office:value-type="string">
            <text:p text:style-name="P82">Program should function normal without crashing when number of sides for each player’s die is set to the min, max, or in between.</text:p>
          </table:table-cell>
        </table:table-row>
        <table:table-row>
          <table:table-cell table:style-name="Table3.A2" office:value-type="string">
            <text:p text:style-name="P85">Loaded Die Size</text:p>
          </table:table-cell>
          <table:table-cell table:style-name="Table3.A2" office:value-type="string">
            <text:p text:style-name="P13">1. <text:span text:style-name="T37">Set player 1 loaded die to 1 side and player 2 loaded die to 1 side.</text:span></text:p>
            <text:p text:style-name="P13"/>
            <text:p text:style-name="P84">2. Set player 1 loaded die to 50 sides and player 2 loaded die to 50 sides.</text:p>
            <text:p text:style-name="P84"/>
            <text:p text:style-name="P13"><text:span text:style-name="T37">3</text:span>. <text:span text:style-name="T37">Set player 1 loaded die to 1000 sides and player 2 loaded die to 1000 sides.</text:span></text:p>
          </table:table-cell>
          <table:table-cell table:style-name="Table3.C2" office:value-type="string">
            <text:p text:style-name="P83">Program should function normal without crashing when number of sides for each player’s <text:span text:style-name="T37">loaded </text:span>die is set to the min, max, or in between.</text:p>
          </table:table-cell>
        </table:table-row>
        <table:table-row table:style-name="Table3.10">
          <table:table-cell table:style-name="Table3.A2" office:value-type="string">
            <text:p text:style-name="P86">Die vs LoadedDie</text:p>
            <text:p text:style-name="P89">(Outcome)</text:p>
          </table:table-cell>
          <table:table-cell table:style-name="Table3.A2" office:value-type="string">
            <text:p text:style-name="P86">1. <text:span text:style-name="T38">Player 1 has loaded die, Player 2 has regular die. Set number of rounds to 100 and make each player’s die have 10 sides.</text:span></text:p>
            <text:p text:style-name="P87"/>
          </table:table-cell>
          <table:table-cell table:style-name="Table3.C2" office:value-type="string">
            <text:p text:style-name="P86">If one player has a loaded die, and the other player has a regular die, the player with the loaded die should win more rounds on average <text:span text:style-name="T38">(for a decent sized number of rounds).</text:span></text:p>
          </table:table-cell>
        </table:table-row>
        <table:table-row table:style-name="Table3.10">
          <table:table-cell table:style-name="Table3.A2" office:value-type="string">
            <text:p text:style-name="P88">Die vs Die</text:p>
            <text:p text:style-name="P88">Loaded vs Loaded</text:p>
            <text:p text:style-name="P89">(Outcome)</text:p>
          </table:table-cell>
          <table:table-cell table:style-name="Table3.A2" office:value-type="string">
            <text:p text:style-name="P88">1. Player 1 has a regular die, Player 2 has a regular die. Set the number of rounds to 100 and make each player’s die have 10 sides.</text:p>
            <text:p text:style-name="P88"/>
            <text:p text:style-name="P88">2. Player 1 has a loaded die, Player 2 has a loaded die. Set the number of rounds to 100 and make each player’s die have 10 sides.</text:p>
          </table:table-cell>
          <table:table-cell table:style-name="Table3.C2" office:value-type="string">
            <text:p text:style-name="P88">If both players have the same type of die (die vs die || <text:s/>loaded vs loaded) the game should be evenly matched and the winner should be random.</text:p>
          </table:table-cell>
        </table:table-row>
        <table:table-row table:style-name="Table3.10">
          <table:table-cell table:style-name="Table3.A2" office:value-type="string">
            <text:p text:style-name="P89">Winner Calculation</text:p>
          </table:table-cell>
          <table:table-cell table:style-name="Table3.A2" office:value-type="string">
            <text:p text:style-name="P89">1. Set number of rounds to 10<text:span text:style-name="T40">0</text:span>. Each player has the same type of die.</text:p>
            <text:p text:style-name="P89"/>
            <text:p text:style-name="P90"><text:soft-page-break/>1. Set number of rounds to 100. One player has a regular die and the other player has a loaded die.</text:p>
            <text:p text:style-name="P89"/>
            <text:p text:style-name="P89"/>
          </table:table-cell>
          <table:table-cell table:style-name="Table3.C2" office:value-type="string">
            <text:p text:style-name="P89">For each round won, the player’s overall win count should be incremented. After all the rounds have been played, the player with the <text:soft-page-break/>highest win count should be announced as the winner.</text:p>
          </table:table-cell>
        </table:table-row>
        <table:table-row table:style-name="Table3.10">
          <table:table-cell table:style-name="Table3.A2" office:value-type="string">
            <text:p text:style-name="P91">Screen Printing</text:p>
            <text:p text:style-name="P91">(round)</text:p>
          </table:table-cell>
          <table:table-cell table:style-name="Table3.A2" office:value-type="string">
            <text:p text:style-name="P91">1. Number of rounds is 1000</text:p>
            <text:p text:style-name="P91">2. Player 1 has a loaded die</text:p>
            <text:p text:style-name="P91">3. Player 2 has a regular die</text:p>
            <text:p text:style-name="P91">4. Player 1 die has 6 sides</text:p>
            <text:p text:style-name="P91">5. Player 2 die has 8 sides</text:p>
          </table:table-cell>
          <table:table-cell table:style-name="Table3.C2" office:value-type="string">
            <text:p text:style-name="P91">First, the current round number should print. Then the program should print each player’s type of die, the number of sides on their die, and the number they rolled. Last, the winner of the current round should print.</text:p>
          </table:table-cell>
        </table:table-row>
        <table:table-row table:style-name="Table3.10">
          <table:table-cell table:style-name="Table3.A2" office:value-type="string">
            <text:p text:style-name="P93">Screen Printing </text:p>
            <text:p text:style-name="P93">(final result)</text:p>
          </table:table-cell>
          <table:table-cell table:style-name="Table3.A2" office:value-type="string">
            <text:p text:style-name="P92">1. Number of rounds is 1000</text:p>
            <text:p text:style-name="P92">2. Player 1 has a loaded die</text:p>
            <text:p text:style-name="P92">3. Player 2 has a regular die</text:p>
            <text:p text:style-name="P92">4. Player 1 die has 6 sides</text:p>
            <text:p text:style-name="P92">5. Player 2 die has 8 sides</text:p>
          </table:table-cell>
          <table:table-cell table:style-name="Table3.C2" office:value-type="string">
            <text:p text:style-name="P93">Total number of wins for each player (and ties) <text:s/>should be correctly calculated and sum to the total number o<text:span text:style-name="T46">f rounds (1000)</text:span>. The player with the highest number of wins should be announced as the overall winner.</text:p>
          </table:table-cell>
        </table:table-row>
      </table:table>
      <text:p text:style-name="P17"/>
      <text:p text:style-name="P17"/>
      <text:p text:style-name="P19">Reflection:</text:p>
      <text:p text:style-name="P18"/>
      <text:p text:style-name="P36"><text:span text:style-name="T30">When I first sat down to begin the planning process for this assignment, I did not know where to begin. I thought and pondered for a couple hours, but nothing came. Frustration then set in and I knew I was not going to get anything done while I was in that state of mind. </text:span>Th<text:span text:style-name="T41">at</text:span> <text:span text:style-name="T41">was</text:span> the first <text:span text:style-name="T30">coding </text:span>assignment that <text:span text:style-name="T30">has left me so stressed that I had to take a break for a day to gather my thoughts. Luckily, I returned to the drawing board a day later and the ideas began to flow. I believe I was so lost, because I have never implemented an entire program inside a class. I did not know how to begin if I wasn’t able to use the main function for implementation. Once I understood that a function inside a class can behave just like the main function, I was good to go. I believe having these types of “breakthroughs” is the best way to learn. Now that I have been working on this assignment and Project 2 for a week, implementing everything inside a class is no different than using the main(). For me, it’s one of those situations where I can’t believe I struggled so much while learning how to do it.</text:span></text:p>
      <text:p text:style-name="P35"/>
      <text:p text:style-name="P41">After that initial problem I had getting started, the assignment seemed very straightforward. I got my Die and LoadedDie classes setup. I used the input validation function and the menu function I had already created in the first project <text:span text:style-name="T43">(this was very helpful)</text:span>. Everything came together quicker than I expected. There really weren’t any major issues in the later stages. There were a few ‘rookie’ mistakes that were made like increment<text:span text:style-name="T42">ing the round counter after the return statements were already issued and wondering why the counter isn’t working, but nothing major.</text:span> </text:p>
      <text:p text:style-name="P41"/>
      <text:p text:style-name="P44"><text:span text:style-name="T52">I guess</text:span> last <text:span text:style-name="T49">obstacle</text:span> I <text:span text:style-name="T49">experienced</text:span> <text:span text:style-name="T49">was</text:span> writing this reflection. I have never <text:span text:style-name="T50">excelled at</text:span> writing reflections, and it makes it even <text:span text:style-name="T49">more difficult</text:span> when <text:span text:style-name="T48">I don’t have much to talk about. It takes me hours to write these reflections! I can code an assignment in 5 or so hours, and then the reflection takes just as long. I guess documenting code is going to be a big part of any developer job, so I am glad it is required to write these reflections for the assignments. It is forcing me to become more comfortable with writing reflections and more proficient at documenting my code.</text:span></text:p>
      <text:p text:style-name="P38"/>
      <text:p text:style-name="P39">Changes:</text:p>
      <text:p text:style-name="P37"/>
      <text:p text:style-name="P42">One change I made from the original design was making the int variables in my Game class long int variables. This allowed me to <text:span text:style-name="T44">accommodate large numbers of rounds for the war games. I have the max number of rounds set to 100000, so a long int was a must.</text:span></text:p>
      <text:p text:style-name="P42"/>
      <text:p text:style-name="P43"><text:soft-page-break/>Not a lot of changes were made from the original. After stressing and planning for the first couple days, <text:span text:style-name="T47">I didn’t find much to improve upon</text:span>. <text:span text:style-name="T45">I really only changed the way information printed out on the screen and such. I added a round counter to make it easier for my TA to tell if the correct number of rounds is being printed, and I printed out the total number of ties at the end as well. I think it looks good and runs without errors.</text:span></text:p>
      <text:p text:style-name="P43"/>
      <text:p text:style-name="P45">This assignment came in really handy while working on the Zoo project. There are many parts that are setup in the same manner and I am not stressing nearly as much while doing that project. I learn <text:span text:style-name="T51">so many new things in this class each week that makes the next assignment so much easier. I’m sure I will continue to struggle at times, but I will make it through to the end. Bring on the next struggle.</text:span></text:p>
      <text:p text:style-name="P43"/>
      <text:p text:style-name="P42"/>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4-21T15:25:16.435215951</dc:date>
    <meta:editing-duration>PT2H30M31S</meta:editing-duration>
    <meta:editing-cycles>54</meta:editing-cycles>
    <meta:generator>LibreOffice/6.1.4.2$Linux_X86_64 LibreOffice_project/10$Build-2</meta:generator>
    <meta:document-statistic meta:table-count="2" meta:image-count="0" meta:object-count="0" meta:page-count="6" meta:paragraph-count="188" meta:word-count="2366" meta:character-count="12988" meta:non-whitespace-character-count="10350"/>
  </office:meta>
</office:document-meta>
</file>